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000000066B8E0AB4E0F56AF44.png" manifest:media-type="image/png"/>
  <manifest:file-entry manifest:full-path="Pictures/100002010000007C00000077E37F2804AC1E08EA.png" manifest:media-type="image/png"/>
  <manifest:file-entry manifest:full-path="Pictures/100044A6000013A30000099D6E8963A6514AE4DF.svg" manifest:media-type="image/svg+xml"/>
  <manifest:file-entry manifest:full-path="Pictures/100071FA0000175C00000BC875E92A5312F5EBF9.svg" manifest:media-type="image/svg+xml"/>
  <manifest:file-entry manifest:full-path="Pictures/10000201000001C1000001AF1E64729E8A0B01A7.png" manifest:media-type="image/png"/>
  <manifest:file-entry manifest:full-path="Pictures/10004F0400000B440000082ABCFAF9FC259A9FAF.svg" manifest:media-type="image/svg+xml"/>
  <manifest:file-entry manifest:full-path="Pictures/100002010000011B0000008E3DD5FC5BEE06784A.png" manifest:media-type="image/png"/>
  <manifest:file-entry manifest:full-path="Pictures/10006D4C0000175C00000BC867F77FC176D8AF34.svg" manifest:media-type="image/svg+xml"/>
  <manifest:file-entry manifest:full-path="Pictures/100002010000008800000063A479CA523AAE75E8.png" manifest:media-type="image/png"/>
  <manifest:file-entry manifest:full-path="Pictures/1000020100000280000001A2401834828C72D74E.png" manifest:media-type="image/png"/>
  <manifest:file-entry manifest:full-path="Pictures/100002010000011B0000008ED19848DC9DE5B6A0.png" manifest:media-type="image/png"/>
  <manifest:file-entry manifest:full-path="Pictures/100055C500000F4C0000031AA424FA8BD41AC5D7.svg" manifest:media-type="image/svg+xml"/>
  <manifest:file-entry manifest:full-path="Pictures/10000201000001C7000001208D4426A2F332B349.png" manifest:media-type="image/png"/>
  <manifest:file-entry manifest:full-path="Pictures/10000201000002A1000001ABFD59BEB46E569911.png" manifest:media-type="image/png"/>
  <manifest:file-entry manifest:full-path="Pictures/10014CD70000251B000023A8AF243D63FF2DF9B8.svg" manifest:media-type="image/svg+xml"/>
  <manifest:file-entry manifest:full-path="Pictures/1000020100000130000001102162B9CD0E869E5B.png" manifest:media-type="image/png"/>
  <manifest:file-entry manifest:full-path="Pictures/100000000000017A00000171177EBD697E42E992.png" manifest:media-type="image/png"/>
  <manifest:file-entry manifest:full-path="Pictures/1000020100000104000000CAB7ED71B95FC8C9C8.png" manifest:media-type="image/png"/>
  <manifest:file-entry manifest:full-path="Pictures/100000000000017A00000171BEC55BB0BA0C64AB.png" manifest:media-type="image/png"/>
  <manifest:file-entry manifest:full-path="Pictures/100002010000015C0000022CB9A9F430A8141E7A.png" manifest:media-type="image/png"/>
  <manifest:file-entry manifest:full-path="Pictures/1000AFF80000154A00000FEB08D1519C62BA1F9D.svg" manifest:media-type="image/svg+xml"/>
  <manifest:file-entry manifest:full-path="Pictures/1000020100000102000000C001D045C67FEE6337.png" manifest:media-type="image/png"/>
  <manifest:file-entry manifest:full-path="Pictures/10000201000000ED000000740B1761D933AAB71A.png" manifest:media-type="image/png"/>
  <manifest:file-entry manifest:full-path="Pictures/100002010000019B000001E880CE966257468023.png" manifest:media-type="image/png"/>
  <manifest:file-entry manifest:full-path="Pictures/10000201000000B9000000254EC66BDC9E028A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iberation Sans2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gr144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2.341cm" fo:padding-top="0.027cm" fo:padding-bottom="0.027cm" fo:padding-left="0.027cm" fo:padding-right="0.027cm"/>
    </style:style>
    <style:style style:name="gr145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578cm, 1.029cm, 3.102cm)" draw:image-opacity="100%" style:mirror="none"/>
    </style:style>
    <style:style style:name="gr147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69cm" fo:min-width="0.44cm" fo:padding-top="0.205cm" fo:padding-bottom="0.205cm" fo:padding-left="0.33cm" fo:padding-right="0.33cm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8cm, 2.563cm, 0.498cm, 3.102cm)" draw:image-opacity="100%" style:mirror="none"/>
    </style:style>
    <style:style style:name="gr149" style:family="graphic" style:parent-style-name="Graphic">
      <style:graphic-properties draw:stroke="solid" draw:stroke-dash="Long_20_Dash" svg:stroke-width="0.053cm" svg:stroke-color="#000000" draw:marker-start-width="0.28cm" draw:marker-end-width="0.28cm" draw:fill="solid" draw:fill-color="#fffff2" draw:opacity="100%" draw:textarea-horizontal-align="justify" draw:textarea-vertical-align="middle" draw:auto-grow-height="false" fo:min-height="6.296cm" fo:min-width="14.424cm" fo:padding-top="0.027cm" fo:padding-bottom="0.027cm" fo:padding-left="0.027cm" fo:padding-right="0.027cm"/>
    </style:style>
    <style:style style:name="gr150" style:family="graphic" style:parent-style-name="objectwithoutfill">
      <style:graphic-properties draw:stroke="solid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51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274cm" fo:min-width="0.008cm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37cm, 1.785cm, 0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5.173cm, 0cm, 0cm)" draw:image-opacity="100%" style:mirror="none"/>
    </style:style>
    <style:style style:name="gr154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5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131cm" fo:min-width="0cm" fo:padding-top="0.205cm" fo:padding-bottom="0.205cm" fo:padding-left="0.33cm" fo:padding-right="0.33cm"/>
    </style:style>
    <style:style style:name="gr156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cm, 2.101cm, 1.029cm, 3.724cm)" draw:image-opacity="100%" style:mirror="none"/>
    </style:style>
    <style:style style:name="gr1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5cm, 1.504cm, 0.998cm, 4.182cm)" draw:image-opacity="100%" style:mirror="none"/>
    </style:style>
    <style:style style:name="gr15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8cm" fo:min-width="1.575cm" fo:padding-top="0.151cm" fo:padding-bottom="0.151cm" fo:padding-left="0.276cm" fo:padding-right="0.276cm"/>
    </style:style>
    <style:style style:name="gr1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4cm, 0.159cm, 1.322cm, 4.037cm)" draw:image-opacity="100%" style:mirror="none"/>
    </style:style>
    <style:style style:name="gr16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2cm" fo:min-width="1.569cm" fo:padding-top="0.151cm" fo:padding-bottom="0.151cm" fo:padding-left="0.276cm" fo:padding-right="0.276cm"/>
    </style:style>
    <style:style style:name="gr1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1cm, 0.027cm, 0.82cm, 4.044cm)" draw:image-opacity="100%" style:mirror="none"/>
    </style:style>
    <style:style style:name="gr1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8cm, 0.296cm, 1.747cm, 4.044cm)" draw:image-opacity="100%" style:mirror="none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336cm, 2.154cm, 4.037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4cm, 2.107cm, 1.376cm, 0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cm, 1.937cm, 1.372cm, 0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8cm, 1.679cm, 0.563cm, 0cm)" draw:image-opacity="100%" style:mirror="none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2cm, 1.679cm, 1.007cm, 0cm)" draw:image-opacity="100%" style:mirror="none"/>
    </style:style>
    <style:style style:name="gr1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38cm, 4.27cm, 0cm, 0.869cm)" draw:image-opacity="100%" style:mirror="none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" fo:font-size="12pt" fo:font-style="italic" fo:text-shadow="none" style:text-underline-style="none" fo:font-weight="normal" style:text-underline-mode="continuous" style:text-overline-mode="continuous" style:text-line-through-mode="continuous" style:font-name-asian="OpenSymbol" style:font-size-asian="12pt" style:font-name-complex="OpenSymbol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6" style:family="paragraph">
      <loext:graphic-properties draw:fill-color="#333333"/>
      <style:paragraph-properties fo:text-align="center"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color="#ffffff" fo:font-weight="bold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style:style style:name="T8" style:family="text">
      <style:text-properties fo:color="#ffffff" style:font-name="Liberation Sans2" fo:font-weight="bold" style:font-name-asian="Liberation Sans2" style:font-name-complex="Liberation Sans2"/>
    </style:style>
    <style:style style:name="T9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59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7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4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2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21cm" svg:y1="6.758cm" svg:x2="17.87cm" svg:y2="5.752cm" draw:start-shape="id9" draw:start-glue-point="10" draw:end-shape="id8" draw:end-glue-point="1" svg:d="M19621 6758c-1314 0-439-1006-1751-1006" svg:viewBox="0 0 1752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36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</text:span><text:span text:style-name="T3">h</text:span><text:span text:style-name="T3">a</text:span><text:span text:style-name="T3">s</text:span><text:span text:style-name="T3">e</text:span></text:p>
            <text:p text:style-name="P26"><text:span text:style-name="T3">s</text:span><text:span text:style-name="T3">hi</text:span><text:span text:style-name="T3">ft</text:span><text:span text:style-name="T3">er </text:span><text:span text:style-name="T3">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</text:span><text:span text:style-name="T3">h</text:span><text:span text:style-name="T3">a</text:span><text:span text:style-name="T3">s</text:span><text:span text:style-name="T3">e</text:span></text:p>
            <text:p text:style-name="P26"><text:span text:style-name="T3">s</text:span><text:span text:style-name="T3">hi</text:span><text:span text:style-name="T3">ft</text:span><text:span text:style-name="T3">er </text:span><text:span text:style-name="T3">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l</text:span><text:span text:style-name="T5">e</text:span><text:span text:style-name="T5">c</text:span><text:span text:style-name="T5">t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</text:span><text:span text:style-name="T5">o</text:span><text:span text:style-name="T5">s</text:span><text:span text:style-name="T5">t-</text:span><text:span text:style-name="T5">s</text:span><text:span text:style-name="T5">el</text:span><text:span text:style-name="T5">e</text:span><text:span text:style-name="T5">c</text:span><text:span text:style-name="T5">t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i</text:span><text:span text:style-name="T5">o</text:span><text:span text:style-name="T5">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37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</text:span><text:span text:style-name="T3">h</text:span><text:span text:style-name="T3">a</text:span><text:span text:style-name="T3">s</text:span><text:span text:style-name="T3">e</text:span></text:p>
            <text:p text:style-name="P8"><text:span text:style-name="T3">s</text:span><text:span text:style-name="T3">hi</text:span><text:span text:style-name="T3">ft</text:span><text:span text:style-name="T3">er </text:span><text:span text:style-name="T3">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</text:span><text:span text:style-name="T5">r</text:span><text:span text:style-name="T5">e</text:span><text:span text:style-name="T5">-</text:span><text:span text:style-name="T5">s</text:span><text:span text:style-name="T5">el</text:span><text:span text:style-name="T5">e</text:span><text:span text:style-name="T5">c</text:span><text:span text:style-name="T5">ti</text:span><text:span text:style-name="T5">o</text:span><text:span text:style-name="T5">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</text:span><text:span text:style-name="T5">o</text:span><text:span text:style-name="T5">s</text:span><text:span text:style-name="T5">t-</text:span><text:span text:style-name="T5">s</text:span><text:span text:style-name="T5">el</text:span><text:span text:style-name="T5">e</text:span><text:span text:style-name="T5">c</text:span><text:span text:style-name="T5">ti</text:span><text:span text:style-name="T5">o</text:span><text:span text:style-name="T5">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</text:span><text:span text:style-name="T5">n</text:span><text:span text:style-name="T5">t</text:span><text:span text:style-name="T5">e</text:span><text:span text:style-name="T5">r</text:span><text:span text:style-name="T5">a</text:span><text:span text:style-name="T5">c</text:span><text:span text:style-name="T5">ti</text:span><text:span text:style-name="T5">o</text:span><text:span text:style-name="T5">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</text:span><text:span text:style-name="T3">h</text:span><text:span text:style-name="T3">a</text:span><text:span text:style-name="T3">s</text:span><text:span text:style-name="T3">e</text:span></text:p>
            <text:p text:style-name="P8"><text:span text:style-name="T3">s</text:span><text:span text:style-name="T3">hi</text:span><text:span text:style-name="T3">ft</text:span><text:span text:style-name="T3">er </text:span><text:span text:style-name="T3">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67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g>
          <draw:frame draw:style-name="gr139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44" draw:text-style-name="P41" draw:layer="layout" svg:width="12.395cm" svg:height="6.35cm" svg:x="16.242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7.612cm" svg:x2="27.016cm" svg:y2="7.612cm">
          <text:p/>
        </draw:line>
        <draw:line draw:style-name="gr67" draw:text-style-name="P5" draw:layer="layout" svg:x1="23.803cm" svg:y1="9.744cm" svg:x2="25.844cm" svg:y2="6.21cm">
          <text:p/>
        </draw:line>
        <draw:line draw:style-name="gr66" draw:text-style-name="P5" draw:layer="layout" svg:x1="18.788cm" svg:y1="9.702cm" svg:x2="20.018cm" svg:y2="7.571cm">
          <text:p/>
        </draw:line>
        <draw:line draw:style-name="gr71" draw:text-style-name="P4" draw:layer="layout" svg:x1="16.608cm" svg:y1="9.704cm" svg:x2="18.538cm" svg:y2="9.705cm">
          <text:p/>
        </draw:line>
        <draw:line draw:style-name="gr69" draw:text-style-name="P5" draw:layer="layout" svg:x1="25.031cm" svg:y1="7.619cm" svg:x2="26.85cm" svg:y2="7.619cm">
          <text:p/>
        </draw:line>
        <draw:ellipse draw:style-name="gr17" draw:text-style-name="P11" xml:id="id29" draw:id="id29" draw:layer="layout" svg:width="2.002cm" svg:height="1.285cm" draw:transform="skewX (-0.00785398163397448) rotate (-3.14159265358979) translate (27.839cm 8.294cm)" draw:kind="cut" draw:start-angle="88.96" draw:end-angle="271.12">
          <text:p/>
        </draw:ellipse>
        <draw:connector draw:style-name="gr18" draw:text-style-name="P3" draw:layer="layout" draw:type="curve" draw:line-skew="-0.378cm" svg:x1="27.834cm" svg:y1="7.652cm" svg:x2="28.411cm" svg:y2="8.613cm" draw:start-shape="id29" draw:start-glue-point="3" svg:d="M27834 7652c241 0-47 961 577 961" svg:viewBox="0 0 578 962">
          <text:p/>
        </draw:connector>
        <draw:line draw:style-name="gr68" draw:text-style-name="P5" draw:layer="layout" svg:x1="25.041cm" svg:y1="7.615cm" svg:x2="26.003cm" svg:y2="5.95cm">
          <text:p/>
        </draw:line>
        <draw:custom-shape draw:style-name="gr109" draw:text-style-name="P46" draw:layer="layout" svg:width="2.083cm" svg:height="0.203cm" draw:transform="rotate (-1.0471975511966) translate (24.592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5.195cm" svg:x2="27.528cm" svg:y2="4.88cm" draw:start-shape="id30" draw:start-glue-point="3" svg:d="M26501 5195c0-613 1027-456 1027-315" svg:viewBox="0 0 1028 444">
          <text:p/>
        </draw:connector>
        <draw:ellipse draw:style-name="gr17" draw:text-style-name="P11" xml:id="id30" draw:id="id30" draw:layer="layout" svg:width="2.002cm" svg:height="1.285cm" draw:transform="skewX (-0.00785398163397456) rotate (-2.0943951023932) translate (27.059cm 5.512cm)" draw:kind="cut" draw:start-angle="88.96" draw:end-angle="271.12">
          <text:p/>
        </draw:ellipse>
        <draw:line draw:style-name="gr67" draw:text-style-name="P5" draw:layer="layout" svg:x1="17.848cm" svg:y1="9.705cm" svg:x2="23.866cm" svg:y2="9.705cm">
          <text:p/>
        </draw:line>
        <draw:custom-shape draw:style-name="gr106" draw:text-style-name="P32" draw:layer="layout" svg:width="1.372cm" svg:height="1.372cm" svg:x="20.894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8.71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16.242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53cm" svg:y1="13.96cm" svg:x2="27.016cm" svg:y2="13.96cm">
          <text:p/>
        </draw:line>
        <draw:line draw:style-name="gr67" draw:text-style-name="P5" draw:layer="layout" svg:x1="23.803cm" svg:y1="16.092cm" svg:x2="25.844cm" svg:y2="12.558cm">
          <text:p/>
        </draw:line>
        <draw:line draw:style-name="gr66" draw:text-style-name="P5" draw:layer="layout" svg:x1="18.788cm" svg:y1="16.05cm" svg:x2="20.018cm" svg:y2="13.919cm">
          <text:p/>
        </draw:line>
        <draw:line draw:style-name="gr71" draw:text-style-name="P4" draw:layer="layout" svg:x1="16.608cm" svg:y1="16.052cm" svg:x2="18.538cm" svg:y2="16.053cm">
          <text:p/>
        </draw:line>
        <draw:line draw:style-name="gr69" draw:text-style-name="P5" draw:layer="layout" svg:x1="25.031cm" svg:y1="13.967cm" svg:x2="26.85cm" svg:y2="13.967cm">
          <text:p/>
        </draw:line>
        <draw:ellipse draw:style-name="gr17" draw:text-style-name="P11" xml:id="id31" draw:id="id31" draw:layer="layout" svg:width="2.002cm" svg:height="1.285cm" draw:transform="skewX (-0.00785398163397448) rotate (-3.14159265358979) translate (27.839cm 14.642cm)" draw:kind="cut" draw:start-angle="88.96" draw:end-angle="271.12">
          <text:p/>
        </draw:ellipse>
        <draw:connector draw:style-name="gr18" draw:text-style-name="P3" draw:layer="layout" draw:type="curve" draw:line-skew="-0.378cm" svg:x1="27.834cm" svg:y1="14cm" svg:x2="28.411cm" svg:y2="14.961cm" draw:start-shape="id31" draw:start-glue-point="3" svg:d="M27834 14000c241 0-47 961 577 961" svg:viewBox="0 0 578 962">
          <text:p/>
        </draw:connector>
        <draw:line draw:style-name="gr68" draw:text-style-name="P5" draw:layer="layout" svg:x1="25.041cm" svg:y1="13.963cm" svg:x2="26.003cm" svg:y2="12.298cm">
          <text:p/>
        </draw:line>
        <draw:custom-shape draw:style-name="gr109" draw:text-style-name="P46" draw:layer="layout" svg:width="2.083cm" svg:height="0.203cm" draw:transform="rotate (-1.0471975511966) translate (24.592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26.501cm" svg:y1="11.543cm" svg:x2="27.528cm" svg:y2="11.228cm" draw:start-shape="id32" draw:start-glue-point="3" svg:d="M26501 11543c0-613 1027-456 1027-315" svg:viewBox="0 0 1028 444">
          <text:p/>
        </draw:connector>
        <draw:ellipse draw:style-name="gr17" draw:text-style-name="P11" xml:id="id32" draw:id="id32" draw:layer="layout" svg:width="2.002cm" svg:height="1.285cm" draw:transform="skewX (-0.00785398163397456) rotate (-2.0943951023932) translate (27.059cm 11.86cm)" draw:kind="cut" draw:start-angle="88.96" draw:end-angle="271.12">
          <text:p/>
        </draw:ellipse>
        <draw:line draw:style-name="gr67" draw:text-style-name="P5" draw:layer="layout" svg:x1="17.848cm" svg:y1="16.053cm" svg:x2="23.866cm" svg:y2="16.053cm">
          <text:p/>
        </draw:line>
        <draw:custom-shape draw:style-name="gr106" draw:text-style-name="P32" draw:layer="layout" svg:width="1.372cm" svg:height="1.372cm" svg:x="20.894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21.29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18.339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10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13.96cm" svg:x2="14.621cm" svg:y2="13.96cm">
          <text:p/>
        </draw:line>
        <draw:line draw:style-name="gr67" draw:text-style-name="P5" draw:layer="layout" svg:x1="11.408cm" svg:y1="16.092cm" svg:x2="13.449cm" svg:y2="12.558cm">
          <text:p/>
        </draw:line>
        <draw:line draw:style-name="gr66" draw:text-style-name="P5" draw:layer="layout" svg:x1="6.393cm" svg:y1="16.05cm" svg:x2="7.623cm" svg:y2="13.919cm">
          <text:p/>
        </draw:line>
        <draw:line draw:style-name="gr71" draw:text-style-name="P4" draw:layer="layout" svg:x1="4.213cm" svg:y1="16.052cm" svg:x2="6.143cm" svg:y2="16.053cm">
          <text:p/>
        </draw:line>
        <draw:line draw:style-name="gr69" draw:text-style-name="P5" draw:layer="layout" svg:x1="12.636cm" svg:y1="13.967cm" svg:x2="14.455cm" svg:y2="13.967cm">
          <text:p/>
        </draw:line>
        <draw:ellipse draw:style-name="gr17" draw:text-style-name="P11" xml:id="id33" draw:id="id33" draw:layer="layout" svg:width="2.002cm" svg:height="1.285cm" draw:transform="skewX (-0.00785398163397448) rotate (-3.14159265358979) translate (15.444cm 14.642cm)" draw:kind="cut" draw:start-angle="88.96" draw:end-angle="271.12">
          <text:p/>
        </draw:ellipse>
        <draw:connector draw:style-name="gr18" draw:text-style-name="P3" draw:layer="layout" draw:type="curve" draw:line-skew="-0.378cm" svg:x1="15.439cm" svg:y1="14cm" svg:x2="16.016cm" svg:y2="14.961cm" draw:start-shape="id33" draw:start-glue-point="3" svg:d="M15439 14000c241 0-47 961 577 961" svg:viewBox="0 0 578 962">
          <text:p/>
        </draw:connector>
        <draw:line draw:style-name="gr68" draw:text-style-name="P5" draw:layer="layout" svg:x1="12.646cm" svg:y1="13.963cm" svg:x2="13.608cm" svg:y2="12.298cm">
          <text:p/>
        </draw:line>
        <draw:custom-shape draw:style-name="gr109" draw:text-style-name="P46" draw:layer="layout" svg:width="2.083cm" svg:height="0.203cm" draw:transform="rotate (-1.0471975511966) translate (12.197cm 13.017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11.543cm" svg:x2="15.133cm" svg:y2="11.228cm" draw:start-shape="id34" draw:start-glue-point="3" svg:d="M14106 11543c0-613 1027-456 1027-315" svg:viewBox="0 0 1028 444">
          <text:p/>
        </draw:connector>
        <draw:ellipse draw:style-name="gr17" draw:text-style-name="P11" xml:id="id34" draw:id="id34" draw:layer="layout" svg:width="2.002cm" svg:height="1.285cm" draw:transform="skewX (-0.00785398163397456) rotate (-2.0943951023932) translate (14.664cm 11.86cm)" draw:kind="cut" draw:start-angle="88.96" draw:end-angle="271.12">
          <text:p/>
        </draw:ellipse>
        <draw:line draw:style-name="gr67" draw:text-style-name="P5" draw:layer="layout" svg:x1="5.453cm" svg:y1="16.053cm" svg:x2="11.471cm" svg:y2="16.053cm">
          <text:p/>
        </draw:line>
        <draw:custom-shape draw:style-name="gr106" draw:text-style-name="P32" draw:layer="layout" svg:width="1.372cm" svg:height="1.372cm" svg:x="8.499cm" svg:y="15.363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15.518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15.058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41" draw:layer="layout" svg:width="12.395cm" svg:height="6.35cm" svg:x="3.847cm" svg:y="4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7.558cm" svg:y1="7.612cm" svg:x2="14.621cm" svg:y2="7.612cm">
          <text:p/>
        </draw:line>
        <draw:line draw:style-name="gr67" draw:text-style-name="P5" draw:layer="layout" svg:x1="11.408cm" svg:y1="9.744cm" svg:x2="13.449cm" svg:y2="6.21cm">
          <text:p/>
        </draw:line>
        <draw:line draw:style-name="gr66" draw:text-style-name="P5" draw:layer="layout" svg:x1="6.393cm" svg:y1="9.702cm" svg:x2="7.623cm" svg:y2="7.571cm">
          <text:p/>
        </draw:line>
        <draw:line draw:style-name="gr71" draw:text-style-name="P4" draw:layer="layout" svg:x1="4.213cm" svg:y1="9.704cm" svg:x2="6.143cm" svg:y2="9.705cm">
          <text:p/>
        </draw:line>
        <draw:line draw:style-name="gr69" draw:text-style-name="P5" draw:layer="layout" svg:x1="12.636cm" svg:y1="7.619cm" svg:x2="14.455cm" svg:y2="7.619cm">
          <text:p/>
        </draw:line>
        <draw:ellipse draw:style-name="gr17" draw:text-style-name="P11" xml:id="id35" draw:id="id35" draw:layer="layout" svg:width="2.002cm" svg:height="1.285cm" draw:transform="skewX (-0.00785398163397448) rotate (-3.14159265358979) translate (15.444cm 8.294cm)" draw:kind="cut" draw:start-angle="88.96" draw:end-angle="271.12">
          <text:p/>
        </draw:ellipse>
        <draw:connector draw:style-name="gr18" draw:text-style-name="P3" draw:layer="layout" draw:type="curve" draw:line-skew="-0.378cm" svg:x1="15.439cm" svg:y1="7.652cm" svg:x2="16.016cm" svg:y2="8.613cm" draw:start-shape="id35" draw:start-glue-point="3" svg:d="M15439 7652c241 0-47 961 577 961" svg:viewBox="0 0 578 962">
          <text:p/>
        </draw:connector>
        <draw:line draw:style-name="gr68" draw:text-style-name="P5" draw:layer="layout" svg:x1="12.646cm" svg:y1="7.615cm" svg:x2="13.608cm" svg:y2="5.95cm">
          <text:p/>
        </draw:line>
        <draw:custom-shape draw:style-name="gr109" draw:text-style-name="P46" draw:layer="layout" svg:width="2.083cm" svg:height="0.203cm" draw:transform="rotate (-1.0471975511966) translate (12.197cm 6.669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148cm" svg:x1="14.106cm" svg:y1="5.195cm" svg:x2="15.133cm" svg:y2="4.88cm" draw:start-shape="id36" draw:start-glue-point="3" svg:d="M14106 5195c0-613 1027-456 1027-315" svg:viewBox="0 0 1028 444">
          <text:p/>
        </draw:connector>
        <draw:ellipse draw:style-name="gr17" draw:text-style-name="P11" xml:id="id36" draw:id="id36" draw:layer="layout" svg:width="2.002cm" svg:height="1.285cm" draw:transform="skewX (-0.00785398163397456) rotate (-2.0943951023932) translate (14.664cm 5.512cm)" draw:kind="cut" draw:start-angle="88.96" draw:end-angle="271.12">
          <text:p/>
        </draw:ellipse>
        <draw:line draw:style-name="gr67" draw:text-style-name="P5" draw:layer="layout" svg:x1="5.453cm" svg:y1="9.705cm" svg:x2="11.471cm" svg:y2="9.705cm">
          <text:p/>
        </draw:line>
        <draw:custom-shape draw:style-name="gr106" draw:text-style-name="P32" draw:layer="layout" svg:width="1.372cm" svg:height="1.372cm" svg:x="8.499cm" svg:y="9.015cm">
          <text:p/>
          <draw:enhanced-geometry svg:viewBox="0 0 21600 21600" draw:type="rectangle" draw:enhanced-path="M 0 0 L 21600 0 21600 21600 0 21600 0 0 Z N"/>
        </draw:custom-shape>
        <draw:frame draw:style-name="gr115" draw:text-style-name="P9" draw:layer="layout" svg:width="0.677cm" svg:height="0.92cm" svg:x="8.895cm" svg:y="9.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custom-shape draw:style-name="gr108" draw:text-style-name="P40" draw:layer="layout" svg:width="2.083cm" svg:height="0.203cm" draw:transform="rotate (-1.0471975511966) translate (5.944cm 8.71cm)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2" draw:layer="layout" svg:width="1.1cm" svg:height="1.1cm" svg:x="25.071cm" svg:y="3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25.143cm" svg:y="3.141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custom-shape draw:style-name="gr147" draw:text-style-name="P32" draw:layer="layout" svg:width="1.1cm" svg:height="1.1cm" svg:x="27.071cm" svg:y="3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13" draw:layer="layout" svg:width="1.075cm" svg:height="1.027cm" svg:x="27.143cm" svg:y="3.23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</draw:page>
      <draw:page draw:name="page17" draw:style-name="dp1" draw:master-page-name="Default">
        <draw:g>
          <draw:line draw:style-name="gr67" draw:text-style-name="P5" draw:layer="layout" svg:x1="11.202cm" svg:y1="17.268cm" svg:x2="12.689cm" svg:y2="17.268cm">
            <text:p/>
          </draw:line>
          <draw:line draw:style-name="gr66" draw:text-style-name="P5" draw:layer="layout" svg:x1="14.218cm" svg:y1="17.268cm" svg:x2="15.705cm" svg:y2="17.268cm">
            <text:p/>
          </draw:line>
          <draw:custom-shape draw:style-name="gr149" draw:text-style-name="P41" draw:layer="layout" svg:width="14.478cm" svg:height="6.35cm" svg:x="16.28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6.93cm" svg:x2="27.054cm" svg:y2="6.93cm">
            <text:p/>
          </draw:line>
          <draw:line draw:style-name="gr67" draw:text-style-name="P5" draw:layer="layout" svg:x1="23.841cm" svg:y1="9.062cm" svg:x2="25.882cm" svg:y2="5.528cm">
            <text:p/>
          </draw:line>
          <draw:line draw:style-name="gr66" draw:text-style-name="P5" draw:layer="layout" svg:x1="18.826cm" svg:y1="9.02cm" svg:x2="20.056cm" svg:y2="6.889cm">
            <text:p/>
          </draw:line>
          <draw:line draw:style-name="gr71" draw:text-style-name="P4" draw:layer="layout" svg:x1="16.646cm" svg:y1="9.022cm" svg:x2="18.576cm" svg:y2="9.023cm">
            <text:p/>
          </draw:line>
          <draw:line draw:style-name="gr69" draw:text-style-name="P5" draw:layer="layout" svg:x1="25.069cm" svg:y1="6.937cm" svg:x2="26.888cm" svg:y2="6.937cm">
            <text:p/>
          </draw:line>
          <draw:line draw:style-name="gr68" draw:text-style-name="P5" draw:layer="layout" svg:x1="25.079cm" svg:y1="6.933cm" svg:x2="26.041cm" svg:y2="5.268cm">
            <text:p/>
          </draw:line>
          <draw:custom-shape draw:style-name="gr109" draw:text-style-name="P46" draw:layer="layout" svg:width="2.083cm" svg:height="0.203cm" draw:transform="rotate (-1.0471975511966) translate (24.63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17.886cm" svg:y1="9.023cm" svg:x2="23.904cm" svg:y2="9.023cm">
            <text:p/>
          </draw:line>
          <draw:custom-shape draw:style-name="gr106" draw:text-style-name="P32" draw:layer="layout" svg:width="1.372cm" svg:height="1.372cm" svg:x="20.932cm" svg:y="8.3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8.028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6.28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19.991cm" svg:y1="13.278cm" svg:x2="27.054cm" svg:y2="13.278cm">
            <text:p/>
          </draw:line>
          <draw:line draw:style-name="gr67" draw:text-style-name="P5" draw:layer="layout" svg:x1="23.841cm" svg:y1="15.41cm" svg:x2="25.882cm" svg:y2="11.876cm">
            <text:p/>
          </draw:line>
          <draw:line draw:style-name="gr66" draw:text-style-name="P5" draw:layer="layout" svg:x1="18.826cm" svg:y1="15.368cm" svg:x2="20.056cm" svg:y2="13.237cm">
            <text:p/>
          </draw:line>
          <draw:line draw:style-name="gr71" draw:text-style-name="P4" draw:layer="layout" svg:x1="16.646cm" svg:y1="15.37cm" svg:x2="18.576cm" svg:y2="15.371cm">
            <text:p/>
          </draw:line>
          <draw:line draw:style-name="gr69" draw:text-style-name="P5" draw:layer="layout" svg:x1="25.069cm" svg:y1="13.285cm" svg:x2="26.888cm" svg:y2="13.285cm">
            <text:p/>
          </draw:line>
          <draw:ellipse draw:style-name="gr17" draw:text-style-name="P11" xml:id="id37" draw:id="id37" draw:layer="layout" svg:width="2.002cm" svg:height="1.285cm" draw:transform="skewX (-0.00785398163397448) rotate (-3.14159265358979) translate (27.877cm 13.96cm)" draw:kind="cut" draw:start-angle="88.96" draw:end-angle="271.12">
            <text:p/>
          </draw:ellipse>
          <draw:connector draw:style-name="gr18" draw:text-style-name="P3" draw:layer="layout" draw:type="curve" svg:x1="27.872cm" svg:y1="13.318cm" svg:x2="29.199cm" svg:y2="14.396cm" draw:start-shape="id37" draw:start-glue-point="3" draw:end-shape="id38" draw:end-glue-point="0" svg:d="M27872 13318c885 0 1327 359 1327 1078" svg:viewBox="0 0 1328 1079">
            <text:p/>
          </draw:connector>
          <draw:line draw:style-name="gr68" draw:text-style-name="P5" draw:layer="layout" svg:x1="25.079cm" svg:y1="13.281cm" svg:x2="26.041cm" svg:y2="11.616cm">
            <text:p/>
          </draw:line>
          <draw:custom-shape draw:style-name="gr109" draw:text-style-name="P46" draw:layer="layout" svg:width="2.083cm" svg:height="0.203cm" draw:transform="rotate (-1.0471975511966) translate (24.63cm 12.335cm)">
            <text:p/>
            <draw:enhanced-geometry svg:viewBox="0 0 21600 21600" draw:type="rectangle" draw:enhanced-path="M 0 0 L 21600 0 21600 21600 0 21600 0 0 Z N"/>
          </draw:custom-shape>
          <draw:connector draw:style-name="gr18" draw:text-style-name="P3" draw:layer="layout" draw:type="curve" draw:line-skew="0.333cm 0.087cm" svg:x1="26.454cm" svg:y1="10.861cm" svg:x2="28.082cm" svg:y2="11.78cm" draw:start-shape="id39" draw:start-glue-point="3" draw:end-shape="id40" draw:end-glue-point="3" svg:d="M26454 10861c0-336 506-281 682 33s22 886 946 886" svg:viewBox="0 0 1629 1148">
            <text:p/>
          </draw:connector>
          <draw:ellipse draw:style-name="gr17" draw:text-style-name="P11" xml:id="id39" draw:id="id39" draw:layer="layout" svg:width="2.002cm" svg:height="1.285cm" draw:transform="skewX (-0.00785398163397456) rotate (-2.0943951023932) translate (27.012cm 11.178cm)" draw:kind="cut" draw:start-angle="88.96" draw:end-angle="271.12">
            <text:p/>
          </draw:ellipse>
          <draw:line draw:style-name="gr67" draw:text-style-name="P5" draw:layer="layout" svg:x1="17.886cm" svg:y1="15.371cm" svg:x2="23.904cm" svg:y2="15.371cm">
            <text:p/>
          </draw:line>
          <draw:custom-shape draw:style-name="gr106" draw:text-style-name="P32" draw:layer="layout" svg:width="1.372cm" svg:height="1.372cm" svg:x="20.932cm" svg:y="14.681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40" draw:layer="layout" svg:width="2.083cm" svg:height="0.203cm" draw:transform="rotate (-1.0471975511966) translate (18.377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10.1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13.278cm" svg:x2="12.579cm" svg:y2="13.278cm">
            <text:p/>
          </draw:line>
          <draw:line draw:style-name="gr66" draw:text-style-name="P5" draw:layer="layout" svg:x1="4.351cm" svg:y1="15.368cm" svg:x2="5.581cm" svg:y2="13.237cm">
            <text:p/>
          </draw:line>
          <draw:line draw:style-name="gr71" draw:text-style-name="P4" draw:layer="layout" svg:x1="2.171cm" svg:y1="15.37cm" svg:x2="4.101cm" svg:y2="15.371cm">
            <text:p/>
          </draw:line>
          <draw:line draw:style-name="gr150" draw:text-style-name="P5" draw:layer="layout" svg:x1="10.604cm" svg:y1="13.281cm" svg:x2="11.566cm" svg:y2="11.616cm">
            <text:p/>
          </draw:line>
          <draw:custom-shape draw:style-name="gr109" draw:text-style-name="P46" draw:layer="layout" svg:width="2.083cm" svg:height="0.203cm" draw:transform="rotate (-1.0471975511966) translate (10.155cm 12.335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15.371cm" svg:x2="7.509cm" svg:y2="15.371cm">
            <text:p/>
          </draw:line>
          <draw:custom-shape draw:style-name="gr108" draw:text-style-name="P40" draw:layer="layout" svg:width="2.083cm" svg:height="0.203cm" draw:transform="rotate (-1.0471975511966) translate (3.902cm 14.376cm)">
            <text:p/>
            <draw:enhanced-geometry svg:viewBox="0 0 21600 21600" draw:type="rectangle" draw:enhanced-path="M 0 0 L 21600 0 21600 21600 0 21600 0 0 Z N"/>
          </draw:custom-shape>
          <draw:custom-shape draw:style-name="gr149" draw:text-style-name="P41" draw:layer="layout" svg:width="14.478cm" svg:height="6.35cm" svg:x="1.805cm" svg:y="3.8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5" draw:layer="layout" svg:x1="5.516cm" svg:y1="6.93cm" svg:x2="7.509cm" svg:y2="6.93cm">
            <text:p/>
          </draw:line>
          <draw:line draw:style-name="gr67" draw:text-style-name="P5" draw:layer="layout" svg:x1="9.366cm" svg:y1="9.062cm" svg:x2="11.601cm" svg:y2="5.193cm">
            <text:p/>
          </draw:line>
          <draw:line draw:style-name="gr66" draw:text-style-name="P5" draw:layer="layout" svg:x1="4.351cm" svg:y1="9.02cm" svg:x2="5.581cm" svg:y2="6.889cm">
            <text:p/>
          </draw:line>
          <draw:line draw:style-name="gr71" draw:text-style-name="P4" draw:layer="layout" svg:x1="2.171cm" svg:y1="9.022cm" svg:x2="4.101cm" svg:y2="9.023cm">
            <text:p/>
          </draw:line>
          <draw:line draw:style-name="gr125" draw:text-style-name="P5" draw:layer="layout" svg:x1="10.594cm" svg:y1="6.93cm" svg:x2="12.413cm" svg:y2="6.93cm">
            <text:p/>
          </draw:line>
          <draw:custom-shape draw:style-name="gr109" draw:text-style-name="P46" draw:layer="layout" svg:width="2.083cm" svg:height="0.203cm" draw:transform="rotate (-1.0471975511966) translate (10.155cm 5.987cm)">
            <text:p/>
            <draw:enhanced-geometry svg:viewBox="0 0 21600 21600" draw:type="rectangle" draw:enhanced-path="M 0 0 L 21600 0 21600 21600 0 21600 0 0 Z N"/>
          </draw:custom-shape>
          <draw:line draw:style-name="gr67" draw:text-style-name="P5" draw:layer="layout" svg:x1="3.411cm" svg:y1="9.023cm" svg:x2="9.429cm" svg:y2="9.023cm">
            <text:p/>
          </draw:line>
          <draw:custom-shape draw:style-name="gr108" draw:text-style-name="P40" draw:layer="layout" svg:width="2.083cm" svg:height="0.203cm" draw:transform="rotate (-1.0471975511966) translate (3.902cm 8.028cm)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40" draw:layer="layout" svg:width="0.508cm" svg:height="1.524cm" svg:x="7.257cm" svg:y="6.1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2" draw:text-style-name="P13" draw:layer="layout" svg:width="3.24cm" svg:height="1.041cm" svg:x="1.908cm" svg:y="3.928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line draw:style-name="gr66" draw:text-style-name="P5" draw:layer="layout" svg:x1="6.517cm" svg:y1="17.268cm" svg:x2="7.676cm" svg:y2="17.268cm">
            <text:p/>
          </draw:line>
          <draw:line draw:style-name="gr67" draw:text-style-name="P5" draw:layer="layout" svg:x1="2.077cm" svg:y1="17.268cm" svg:x2="3.236cm" svg:y2="17.268cm">
            <text:p/>
          </draw:line>
          <draw:frame draw:style-name="gr153" draw:text-style-name="P13" draw:layer="layout" svg:width="2.624cm" svg:height="0.903cm" svg:x="3.42cm" svg:y="16.734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3DD5FC5BEE06784A.png" xlink:type="simple" xlink:show="embed" xlink:actuate="onLoad" loext:mime-type="image/png"/>
          </draw:frame>
          <draw:custom-shape draw:style-name="gr154" draw:text-style-name="P32" draw:layer="layout" svg:width="0.541cm" svg:height="0.541cm" svg:x="11.675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6" draw:text-style-name="P13" draw:layer="layout" svg:width="1.027cm" svg:height="1.087cm" svg:x="12.833cm" svg:y="16.658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3DD5FC5BEE06784A.png" xlink:type="simple" xlink:show="embed" xlink:actuate="onLoad" loext:mime-type="image/png"/>
          </draw:frame>
          <draw:frame draw:style-name="gr148" draw:text-style-name="P13" draw:layer="layout" svg:width="1.075cm" svg:height="1.027cm" svg:x="15.905cm" svg:y="16.822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3DD5FC5BEE06784A.png" xlink:type="simple" xlink:show="embed" xlink:actuate="onLoad" loext:mime-type="image/png"/>
          </draw:frame>
          <draw:custom-shape draw:style-name="gr155" draw:text-style-name="P32" draw:layer="layout" svg:width="0.541cm" svg:height="0.541cm" svg:x="14.691cm" svg:y="16.9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6.2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6" draw:text-style-name="P32" draw:layer="layout" svg:width="1.372cm" svg:height="1.372cm" svg:x="21.432cm" svg:y="12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7" draw:text-style-name="P13" draw:layer="layout" svg:width="0.53cm" svg:height="1.087cm" svg:x="21.817cm" svg:y="6.43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3DD5FC5BEE06784A.png" xlink:type="simple" xlink:show="embed" xlink:actuate="onLoad" loext:mime-type="image/png"/>
          </draw:frame>
          <draw:frame draw:style-name="gr157" draw:text-style-name="P13" draw:layer="layout" svg:width="0.53cm" svg:height="1.087cm" svg:x="21.317cm" svg:y="8.537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3DD5FC5BEE06784A.png" xlink:type="simple" xlink:show="embed" xlink:actuate="onLoad" loext:mime-type="image/png"/>
          </draw:frame>
          <draw:frame draw:style-name="gr157" draw:text-style-name="P13" draw:layer="layout" svg:width="0.53cm" svg:height="1.087cm" svg:x="21.817cm" svg:y="12.766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3DD5FC5BEE06784A.png" xlink:type="simple" xlink:show="embed" xlink:actuate="onLoad" loext:mime-type="image/png"/>
          </draw:frame>
          <draw:frame draw:style-name="gr158" draw:text-style-name="P13" draw:layer="layout" svg:width="1.168cm" svg:height="1.205cm" svg:x="21.112cm" svg:y="14.861cm">
            <draw:image xlink:href="Pictures/100071FA0000175C00000BC875E92A5312F5EBF9.svg" xlink:type="simple" xlink:show="embed" xlink:actuate="onLoad" loext:mime-type="image/svg+xml">
              <text:p/>
            </draw:image>
            <draw:image xlink:href="Pictures/100002010000011B0000008ED19848DC9DE5B6A0.png" xlink:type="simple" xlink:show="embed" xlink:actuate="onLoad" loext:mime-type="image/png"/>
          </draw:frame>
          <draw:custom-shape draw:style-name="gr159" draw:text-style-name="P32" xml:id="id38" draw:id="id38" draw:layer="layout" svg:width="2.235cm" svg:height="1.118cm" svg:x="28.082cm" svg:y="14.3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0" draw:text-style-name="P13" draw:layer="layout" svg:width="1.788cm" svg:height="0.785cm" svg:x="28.32cm" svg:y="14.55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0B1761D933AAB71A.png" xlink:type="simple" xlink:show="embed" xlink:actuate="onLoad" loext:mime-type="image/png"/>
          </draw:frame>
          <draw:custom-shape draw:style-name="gr161" draw:text-style-name="P32" xml:id="id40" draw:id="id40" draw:layer="layout" svg:width="2.235cm" svg:height="1.168cm" svg:x="28.082cm" svg:y="11.1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2" draw:text-style-name="P13" draw:layer="layout" svg:width="2.055cm" svg:height="0.967cm" svg:x="28.158cm" svg:y="11.365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0B1761D933AAB71A.png" xlink:type="simple" xlink:show="embed" xlink:actuate="onLoad" loext:mime-type="image/png"/>
          </draw:frame>
          <draw:ellipse draw:style-name="gr17" draw:text-style-name="P11" xml:id="id41" draw:id="id41" draw:layer="layout" svg:width="2.002cm" svg:height="1.285cm" draw:transform="skewX (-0.00785398163397448) rotate (-3.14159265358979) translate (27.891cm 7.574cm)" draw:kind="cut" draw:start-angle="88.96" draw:end-angle="271.12">
            <text:p/>
          </draw:ellipse>
          <draw:connector draw:style-name="gr18" draw:text-style-name="P3" draw:layer="layout" draw:type="curve" svg:x1="27.886cm" svg:y1="6.932cm" svg:x2="29.213cm" svg:y2="8.01cm" draw:start-shape="id41" draw:start-glue-point="3" draw:end-shape="id42" draw:end-glue-point="0" svg:d="M27886 6932c885 0 1327 359 1327 1078" svg:viewBox="0 0 1328 1079">
            <text:p/>
          </draw:connector>
          <draw:connector draw:style-name="gr18" draw:text-style-name="P3" draw:layer="layout" draw:type="curve" draw:line-skew="0.333cm 0.087cm" svg:x1="26.468cm" svg:y1="4.475cm" svg:x2="28.096cm" svg:y2="5.394cm" draw:start-shape="id43" draw:start-glue-point="3" draw:end-shape="id44" draw:end-glue-point="3" svg:d="M26468 4475c0-336 506-281 682 33s22 886 946 886" svg:viewBox="0 0 1629 1148">
            <text:p/>
          </draw:connector>
          <draw:ellipse draw:style-name="gr17" draw:text-style-name="P11" xml:id="id43" draw:id="id43" draw:layer="layout" svg:width="2.002cm" svg:height="1.285cm" draw:transform="skewX (-0.00785398163397456) rotate (-2.0943951023932) translate (27.026cm 4.792cm)" draw:kind="cut" draw:start-angle="88.96" draw:end-angle="271.12">
            <text:p/>
          </draw:ellipse>
          <draw:custom-shape draw:style-name="gr159" draw:text-style-name="P32" xml:id="id42" draw:id="id42" draw:layer="layout" svg:width="2.235cm" svg:height="1.118cm" svg:x="28.096cm" svg:y="8.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4" draw:id="id44" draw:layer="layout" svg:width="2.235cm" svg:height="1.168cm" svg:x="28.096cm" svg:y="4.8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3" draw:text-style-name="P13" draw:layer="layout" svg:width="1.476cm" svg:height="0.785cm" svg:x="28.525cm" svg:y="5.023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0B1761D933AAB71A.png" xlink:type="simple" xlink:show="embed" xlink:actuate="onLoad" loext:mime-type="image/png"/>
          </draw:frame>
          <draw:frame draw:style-name="gr164" draw:text-style-name="P13" draw:layer="layout" svg:width="1.405cm" svg:height="0.665cm" svg:x="28.573cm" svg:y="8.27cm">
            <draw:image xlink:href="Pictures/100044A6000013A30000099D6E8963A6514AE4DF.svg" xlink:type="simple" xlink:show="embed" xlink:actuate="onLoad" loext:mime-type="image/svg+xml">
              <text:p/>
            </draw:image>
            <draw:image xlink:href="Pictures/10000201000000ED000000740B1761D933AAB71A.png" xlink:type="simple" xlink:show="embed" xlink:actuate="onLoad" loext:mime-type="image/png"/>
          </draw:frame>
          <draw:ellipse draw:style-name="gr17" draw:text-style-name="P56" xml:id="id45" draw:id="id45" draw:layer="layout" svg:width="2.002cm" svg:height="1.285cm" draw:transform="skewX (-0.00785398163397448) rotate (-3.14159265358979) translate (13.405cm 7.573cm)" draw:kind="cut" draw:start-angle="88.96" draw:end-angle="271.12">
            <text:p/>
          </draw:ellipse>
          <draw:connector draw:style-name="gr18" draw:text-style-name="P3" draw:layer="layout" draw:type="curve" svg:x1="13.4cm" svg:y1="6.931cm" svg:x2="14.727cm" svg:y2="8.009cm" draw:start-shape="id45" draw:start-glue-point="3" draw:end-shape="id46" draw:end-glue-point="0" svg:d="M13400 6931c885 0 1327 359 1327 1078" svg:viewBox="0 0 1328 1079">
            <text:p/>
          </draw:connector>
          <draw:connector draw:style-name="gr18" draw:text-style-name="P3" draw:layer="layout" draw:type="curve" draw:line-skew="0.333cm 0.087cm" svg:x1="11.982cm" svg:y1="4.474cm" svg:x2="13.61cm" svg:y2="5.393cm" draw:start-shape="id47" draw:start-glue-point="3" draw:end-shape="id48" draw:end-glue-point="3" svg:d="M11982 4474c0-336 506-281 682 33s22 886 946 886" svg:viewBox="0 0 1629 1148">
            <text:p/>
          </draw:connector>
          <draw:ellipse draw:style-name="gr17" draw:text-style-name="P11" xml:id="id47" draw:id="id47" draw:layer="layout" svg:width="2.002cm" svg:height="1.285cm" draw:transform="skewX (-0.00785398163397456) rotate (-2.0943951023932) translate (12.54cm 4.791cm)" draw:kind="cut" draw:start-angle="88.96" draw:end-angle="271.12">
            <text:p/>
          </draw:ellipse>
          <draw:custom-shape draw:style-name="gr159" draw:text-style-name="P32" xml:id="id46" draw:id="id46" draw:layer="layout" svg:width="2.235cm" svg:height="1.118cm" svg:x="13.61cm" svg:y="8.0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48" draw:id="id48" draw:layer="layout" svg:width="2.235cm" svg:height="1.168cm" svg:x="13.61cm" svg:y="4.8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17" draw:text-style-name="P11" xml:id="id49" draw:id="id49" draw:layer="layout" svg:width="2.002cm" svg:height="1.285cm" draw:transform="skewX (-0.00785398163397448) rotate (-3.14159265358979) translate (13.404cm 13.942cm)" draw:kind="cut" draw:start-angle="88.96" draw:end-angle="271.12">
            <text:p/>
          </draw:ellipse>
          <draw:connector draw:style-name="gr18" draw:text-style-name="P3" draw:layer="layout" draw:type="curve" svg:x1="13.399cm" svg:y1="13.3cm" svg:x2="14.726cm" svg:y2="14.378cm" draw:start-shape="id49" draw:start-glue-point="3" draw:end-shape="id50" draw:end-glue-point="0" svg:d="M13399 13300c885 0 1327 359 1327 1078" svg:viewBox="0 0 1328 1079">
            <text:p/>
          </draw:connector>
          <draw:connector draw:style-name="gr18" draw:text-style-name="P3" draw:layer="layout" draw:type="curve" draw:line-skew="0.333cm 0.087cm" svg:x1="11.981cm" svg:y1="10.843cm" svg:x2="13.609cm" svg:y2="11.762cm" draw:start-shape="id51" draw:start-glue-point="3" draw:end-shape="id52" draw:end-glue-point="3" svg:d="M11981 10843c0-336 506-281 682 33s22 886 946 886" svg:viewBox="0 0 1629 1148">
            <text:p/>
          </draw:connector>
          <draw:ellipse draw:style-name="gr17" draw:text-style-name="P11" xml:id="id51" draw:id="id51" draw:layer="layout" svg:width="2.002cm" svg:height="1.285cm" draw:transform="skewX (-0.00785398163397456) rotate (-2.0943951023932) translate (12.539cm 11.16cm)" draw:kind="cut" draw:start-angle="88.96" draw:end-angle="271.12">
            <text:p/>
          </draw:ellipse>
          <draw:custom-shape draw:style-name="gr159" draw:text-style-name="P32" xml:id="id50" draw:id="id50" draw:layer="layout" svg:width="2.235cm" svg:height="1.118cm" svg:x="13.609cm" svg:y="14.3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32" xml:id="id52" draw:id="id52" draw:layer="layout" svg:width="2.235cm" svg:height="1.168cm" svg:x="13.609cm" svg:y="11.1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2" draw:text-style-name="P13" draw:layer="layout" svg:width="2.475cm" svg:height="0.796cm" svg:x="13.763cm" svg:y="5.014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frame draw:style-name="gr152" draw:text-style-name="P13" draw:layer="layout" svg:width="2.475cm" svg:height="0.796cm" svg:x="13.764cm" svg:y="8.199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frame draw:style-name="gr165" draw:text-style-name="P13" draw:layer="layout" svg:width="2.028cm" svg:height="0.809cm" svg:x="13.765cm" svg:y="11.386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frame draw:style-name="gr165" draw:text-style-name="P13" draw:layer="layout" svg:width="2.028cm" svg:height="0.809cm" svg:x="13.765cm" svg:y="14.547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frame draw:style-name="gr166" draw:text-style-name="P13" draw:layer="layout" svg:width="3.24cm" svg:height="1.051cm" svg:x="1.908cm" svg:y="10.33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frame draw:style-name="gr167" draw:text-style-name="P13" draw:layer="layout" svg:width="4.122cm" svg:height="1.256cm" svg:x="16.408cm" svg:y="10.191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frame draw:style-name="gr168" draw:text-style-name="P13" draw:layer="layout" svg:width="4.122cm" svg:height="1.19cm" svg:x="16.408cm" svg:y="3.742cm">
            <draw:image xlink:href="Pictures/10004F0400000B440000082ABCFAF9FC259A9FAF.svg" xlink:type="simple" xlink:show="embed" xlink:actuate="onLoad" loext:mime-type="image/svg+xml">
              <text:p/>
            </draw:image>
            <draw:image xlink:href="Pictures/100002010000008800000063A479CA523AAE75E8.png" xlink:type="simple" xlink:show="embed" xlink:actuate="onLoad" loext:mime-type="image/png"/>
          </draw:frame>
          <draw:custom-shape draw:style-name="gr151" draw:text-style-name="P40" draw:layer="layout" svg:width="0.508cm" svg:height="1.524cm" svg:x="7.257cm" svg:y="14.6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9" draw:text-style-name="P13" draw:layer="layout" svg:width="2.732cm" svg:height="0.903cm" svg:x="7.924cm" svg:y="16.735cm">
            <draw:image xlink:href="Pictures/10006D4C0000175C00000BC867F77FC176D8AF34.svg" xlink:type="simple" xlink:show="embed" xlink:actuate="onLoad" loext:mime-type="image/svg+xml">
              <text:p/>
            </draw:image>
            <draw:image xlink:href="Pictures/100002010000011B0000008E3DD5FC5BEE06784A.png" xlink:type="simple" xlink:show="embed" xlink:actuate="onLoad" loext:mime-type="image/png"/>
          </draw:frame>
          <draw:frame draw:style-name="gr170" draw:text-style-name="P57" draw:layer="layout" svg:width="0.875cm" svg:height="0.962cm" svg:x="11.234cm" svg:y="4.465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cm" svg:y="6.449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11.235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12.351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4cm" svg:y="10.811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cm" svg:y="12.795cm">
            <draw:text-box>
              <text:p><text:span text:style-name="T9">+</text:span></text:p>
            </draw:text-box>
          </draw:frame>
          <draw:frame draw:style-name="gr170" draw:text-style-name="P57" draw:layer="layout" svg:width="0.875cm" svg:height="0.962cm" svg:x="25.725cm" svg:y="4.459cm">
            <draw:text-box>
              <text:p><text:span text:style-name="T8">−</text:span></text:p>
            </draw:text-box>
          </draw:frame>
          <draw:frame draw:style-name="gr170" draw:text-style-name="P57" draw:layer="layout" svg:width="0.875cm" svg:height="0.962cm" svg:x="26.841cm" svg:y="6.443cm">
            <draw:text-box>
              <text:p><text:span text:style-name="T9">+</text:span></text:p>
            </draw:text-box>
          </draw:frame>
        </draw:g>
      </draw:page>
      <draw:page draw:name="page18" draw:style-name="dp1" draw:master-page-name="Default">
        <draw:line draw:style-name="gr67" draw:text-style-name="P5" draw:layer="layout" svg:x1="11.202cm" svg:y1="17.268cm" svg:x2="12.689cm" svg:y2="17.268cm">
          <text:p/>
        </draw:line>
        <draw:custom-shape draw:style-name="gr149" draw:text-style-name="P41" draw:layer="layout" svg:width="14.478cm" svg:height="6.35cm" svg:x="16.28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6.93cm" svg:x2="27.054cm" svg:y2="6.93cm">
          <text:p/>
        </draw:line>
        <draw:line draw:style-name="gr67" draw:text-style-name="P5" draw:layer="layout" svg:x1="23.841cm" svg:y1="9.062cm" svg:x2="25.882cm" svg:y2="5.528cm">
          <text:p/>
        </draw:line>
        <draw:line draw:style-name="gr66" draw:text-style-name="P5" draw:layer="layout" svg:x1="18.826cm" svg:y1="9.02cm" svg:x2="20.056cm" svg:y2="6.889cm">
          <text:p/>
        </draw:line>
        <draw:line draw:style-name="gr71" draw:text-style-name="P4" draw:layer="layout" svg:x1="16.646cm" svg:y1="9.022cm" svg:x2="18.576cm" svg:y2="9.023cm">
          <text:p/>
        </draw:line>
        <draw:line draw:style-name="gr69" draw:text-style-name="P5" draw:layer="layout" svg:x1="25.069cm" svg:y1="6.937cm" svg:x2="26.888cm" svg:y2="6.937cm">
          <text:p/>
        </draw:line>
        <draw:line draw:style-name="gr68" draw:text-style-name="P5" draw:layer="layout" svg:x1="25.079cm" svg:y1="6.933cm" svg:x2="26.041cm" svg:y2="5.268cm">
          <text:p/>
        </draw:line>
        <draw:custom-shape draw:style-name="gr109" draw:text-style-name="P46" draw:layer="layout" svg:width="2.083cm" svg:height="0.203cm" draw:transform="rotate (-1.0471975511966) translate (24.63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9.023cm" svg:x2="23.904cm" svg:y2="9.023cm">
          <text:p/>
        </draw:line>
        <draw:custom-shape draw:style-name="gr106" draw:text-style-name="P32" draw:layer="layout" svg:width="1.372cm" svg:height="1.372cm" svg:x="20.932cm" svg:y="8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8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6.28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13.278cm" svg:x2="27.054cm" svg:y2="13.278cm">
          <text:p/>
        </draw:line>
        <draw:line draw:style-name="gr67" draw:text-style-name="P5" draw:layer="layout" svg:x1="23.841cm" svg:y1="15.41cm" svg:x2="25.882cm" svg:y2="11.876cm">
          <text:p/>
        </draw:line>
        <draw:line draw:style-name="gr66" draw:text-style-name="P5" draw:layer="layout" svg:x1="18.826cm" svg:y1="15.368cm" svg:x2="20.056cm" svg:y2="13.237cm">
          <text:p/>
        </draw:line>
        <draw:line draw:style-name="gr71" draw:text-style-name="P4" draw:layer="layout" svg:x1="16.646cm" svg:y1="15.37cm" svg:x2="18.576cm" svg:y2="15.371cm">
          <text:p/>
        </draw:line>
        <draw:line draw:style-name="gr69" draw:text-style-name="P5" draw:layer="layout" svg:x1="25.069cm" svg:y1="13.285cm" svg:x2="26.888cm" svg:y2="13.285cm">
          <text:p/>
        </draw:line>
        <draw:ellipse draw:style-name="gr17" draw:text-style-name="P11" xml:id="id53" draw:id="id53" draw:layer="layout" svg:width="2.002cm" svg:height="1.285cm" draw:transform="skewX (-0.00785398163397448) rotate (-3.14159265358979) translate (27.877cm 13.96cm)" draw:kind="cut" draw:start-angle="88.96" draw:end-angle="271.12">
          <text:p/>
        </draw:ellipse>
        <draw:connector draw:style-name="gr18" draw:text-style-name="P3" draw:layer="layout" draw:type="curve" svg:x1="27.872cm" svg:y1="13.318cm" svg:x2="29.199cm" svg:y2="14.396cm" draw:start-shape="id53" draw:start-glue-point="3" draw:end-shape="id54" draw:end-glue-point="0" svg:d="M27872 13318c885 0 1327 359 1327 1078" svg:viewBox="0 0 1328 1079">
          <text:p/>
        </draw:connector>
        <draw:line draw:style-name="gr68" draw:text-style-name="P5" draw:layer="layout" svg:x1="25.079cm" svg:y1="13.281cm" svg:x2="26.041cm" svg:y2="11.616cm">
          <text:p/>
        </draw:line>
        <draw:custom-shape draw:style-name="gr109" draw:text-style-name="P46" draw:layer="layout" svg:width="2.083cm" svg:height="0.203cm" draw:transform="rotate (-1.0471975511966) translate (24.63cm 12.335cm)">
          <text:p/>
          <draw:enhanced-geometry svg:viewBox="0 0 21600 21600" draw:type="rectangle" draw:enhanced-path="M 0 0 L 21600 0 21600 21600 0 21600 0 0 Z N"/>
        </draw:custom-shape>
        <draw:connector draw:style-name="gr18" draw:text-style-name="P3" draw:layer="layout" draw:type="curve" draw:line-skew="0.333cm 0.087cm" svg:x1="26.454cm" svg:y1="10.861cm" svg:x2="28.082cm" svg:y2="11.78cm" draw:start-shape="id55" draw:start-glue-point="3" draw:end-shape="id56" draw:end-glue-point="3" svg:d="M26454 10861c0-336 506-281 682 33s22 886 946 886" svg:viewBox="0 0 1629 1148">
          <text:p/>
        </draw:connector>
        <draw:ellipse draw:style-name="gr17" draw:text-style-name="P11" xml:id="id55" draw:id="id55" draw:layer="layout" svg:width="2.002cm" svg:height="1.285cm" draw:transform="skewX (-0.00785398163397456) rotate (-2.0943951023932) translate (27.012cm 11.178cm)" draw:kind="cut" draw:start-angle="88.96" draw:end-angle="271.12">
          <text:p/>
        </draw:ellipse>
        <draw:line draw:style-name="gr67" draw:text-style-name="P5" draw:layer="layout" svg:x1="17.886cm" svg:y1="15.371cm" svg:x2="23.904cm" svg:y2="15.371cm">
          <text:p/>
        </draw:line>
        <draw:custom-shape draw:style-name="gr106" draw:text-style-name="P32" draw:layer="layout" svg:width="1.372cm" svg:height="1.372cm" svg:x="20.932cm" svg:y="14.68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13.278cm" svg:x2="12.579cm" svg:y2="13.278cm">
          <text:p/>
        </draw:line>
        <draw:line draw:style-name="gr66" draw:text-style-name="P5" draw:layer="layout" svg:x1="4.351cm" svg:y1="15.368cm" svg:x2="5.581cm" svg:y2="13.237cm">
          <text:p/>
        </draw:line>
        <draw:line draw:style-name="gr71" draw:text-style-name="P4" draw:layer="layout" svg:x1="2.171cm" svg:y1="15.37cm" svg:x2="4.101cm" svg:y2="15.371cm">
          <text:p/>
        </draw:line>
        <draw:line draw:style-name="gr150" draw:text-style-name="P5" draw:layer="layout" svg:x1="10.604cm" svg:y1="13.281cm" svg:x2="11.566cm" svg:y2="11.616cm">
          <text:p/>
        </draw:line>
        <draw:custom-shape draw:style-name="gr109" draw:text-style-name="P46" draw:layer="layout" svg:width="2.083cm" svg:height="0.203cm" draw:transform="rotate (-1.0471975511966) translate (10.155cm 12.335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5.371cm" svg:x2="7.509cm" svg:y2="15.371cm">
          <text:p/>
        </draw:line>
        <draw:custom-shape draw:style-name="gr108" draw:text-style-name="P40" draw:layer="layout" svg:width="2.083cm" svg:height="0.203cm" draw:transform="rotate (-1.0471975511966) translate (3.902cm 14.376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3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6.93cm" svg:x2="7.509cm" svg:y2="6.93cm">
          <text:p/>
        </draw:line>
        <draw:line draw:style-name="gr67" draw:text-style-name="P5" draw:layer="layout" svg:x1="9.366cm" svg:y1="9.062cm" svg:x2="11.601cm" svg:y2="5.193cm">
          <text:p/>
        </draw:line>
        <draw:line draw:style-name="gr66" draw:text-style-name="P5" draw:layer="layout" svg:x1="4.351cm" svg:y1="9.02cm" svg:x2="5.581cm" svg:y2="6.889cm">
          <text:p/>
        </draw:line>
        <draw:line draw:style-name="gr71" draw:text-style-name="P4" draw:layer="layout" svg:x1="2.171cm" svg:y1="9.022cm" svg:x2="4.101cm" svg:y2="9.023cm">
          <text:p/>
        </draw:line>
        <draw:line draw:style-name="gr125" draw:text-style-name="P5" draw:layer="layout" svg:x1="10.594cm" svg:y1="6.93cm" svg:x2="12.413cm" svg:y2="6.93cm">
          <text:p/>
        </draw:line>
        <draw:custom-shape draw:style-name="gr109" draw:text-style-name="P46" draw:layer="layout" svg:width="2.083cm" svg:height="0.203cm" draw:transform="rotate (-1.0471975511966) translate (10.155cm 5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9.023cm" svg:x2="9.429cm" svg:y2="9.023cm">
          <text:p/>
        </draw:line>
        <draw:custom-shape draw:style-name="gr108" draw:text-style-name="P40" draw:layer="layout" svg:width="2.083cm" svg:height="0.203cm" draw:transform="rotate (-1.0471975511966) translate (3.902cm 8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6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6.517cm" svg:y1="17.268cm" svg:x2="7.676cm" svg:y2="17.268cm">
          <text:p/>
        </draw:line>
        <draw:line draw:style-name="gr67" draw:text-style-name="P5" draw:layer="layout" svg:x1="2.077cm" svg:y1="17.268cm" svg:x2="3.236cm" svg:y2="17.268cm">
          <text:p/>
        </draw:line>
        <draw:frame draw:style-name="gr153" draw:text-style-name="P13" draw:layer="layout" svg:width="2.624cm" svg:height="0.903cm" svg:x="3.42cm" svg:y="16.734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custom-shape draw:style-name="gr154" draw:text-style-name="P32" draw:layer="layout" svg:width="0.541cm" svg:height="0.541cm" svg:x="11.675cm" svg:y="16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6.65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frame draw:style-name="gr157" draw:text-style-name="P13" draw:layer="layout" svg:width="0.53cm" svg:height="1.087cm" svg:x="21.317cm" svg:y="8.537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frame draw:style-name="gr158" draw:text-style-name="P13" draw:layer="layout" svg:width="1.168cm" svg:height="1.205cm" svg:x="21.112cm" svg:y="14.861cm">
          <draw:image xlink:href="Pictures/100071FA0000175C00000BC875E92A5312F5EBF9.svg" xlink:type="simple" xlink:show="embed" xlink:actuate="onLoad" loext:mime-type="image/svg+xml">
            <text:p/>
          </draw:image>
          <draw:image xlink:href="Pictures/100002010000011B0000008ED19848DC9DE5B6A0.png" xlink:type="simple" xlink:show="embed" xlink:actuate="onLoad" loext:mime-type="image/png"/>
        </draw:frame>
        <draw:custom-shape draw:style-name="gr159" draw:text-style-name="P32" xml:id="id54" draw:id="id54" draw:layer="layout" svg:width="2.235cm" svg:height="1.118cm" svg:x="28.082cm" svg:y="14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0" draw:text-style-name="P13" draw:layer="layout" svg:width="1.788cm" svg:height="0.785cm" svg:x="28.32cm" svg:y="14.55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0B1761D933AAB71A.png" xlink:type="simple" xlink:show="embed" xlink:actuate="onLoad" loext:mime-type="image/png"/>
        </draw:frame>
        <draw:custom-shape draw:style-name="gr161" draw:text-style-name="P32" xml:id="id56" draw:id="id56" draw:layer="layout" svg:width="2.235cm" svg:height="1.168cm" svg:x="28.082cm" svg:y="11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2" draw:text-style-name="P13" draw:layer="layout" svg:width="2.055cm" svg:height="0.967cm" svg:x="28.158cm" svg:y="11.365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0B1761D933AAB71A.png" xlink:type="simple" xlink:show="embed" xlink:actuate="onLoad" loext:mime-type="image/png"/>
        </draw:frame>
        <draw:ellipse draw:style-name="gr17" draw:text-style-name="P11" xml:id="id57" draw:id="id57" draw:layer="layout" svg:width="2.002cm" svg:height="1.285cm" draw:transform="skewX (-0.00785398163397448) rotate (-3.14159265358979) translate (27.891cm 7.574cm)" draw:kind="cut" draw:start-angle="88.96" draw:end-angle="271.12">
          <text:p/>
        </draw:ellipse>
        <draw:connector draw:style-name="gr18" draw:text-style-name="P3" draw:layer="layout" draw:type="curve" svg:x1="27.886cm" svg:y1="6.932cm" svg:x2="29.213cm" svg:y2="8.01cm" draw:start-shape="id57" draw:start-glue-point="3" draw:end-shape="id58" draw:end-glue-point="0" svg:d="M27886 6932c885 0 1327 359 1327 1078" svg:viewBox="0 0 1328 1079">
          <text:p/>
        </draw:connector>
        <draw:connector draw:style-name="gr18" draw:text-style-name="P3" draw:layer="layout" draw:type="curve" draw:line-skew="0.333cm 0.087cm" svg:x1="26.468cm" svg:y1="4.475cm" svg:x2="28.096cm" svg:y2="5.394cm" draw:start-shape="id59" draw:start-glue-point="3" draw:end-shape="id60" draw:end-glue-point="3" svg:d="M26468 4475c0-336 506-281 682 33s22 886 946 886" svg:viewBox="0 0 1629 1148">
          <text:p/>
        </draw:connector>
        <draw:ellipse draw:style-name="gr17" draw:text-style-name="P11" xml:id="id59" draw:id="id59" draw:layer="layout" svg:width="2.002cm" svg:height="1.285cm" draw:transform="skewX (-0.00785398163397456) rotate (-2.0943951023932) translate (27.026cm 4.792cm)" draw:kind="cut" draw:start-angle="88.96" draw:end-angle="271.12">
          <text:p/>
        </draw:ellipse>
        <draw:custom-shape draw:style-name="gr159" draw:text-style-name="P32" xml:id="id58" draw:id="id58" draw:layer="layout" svg:width="2.235cm" svg:height="1.118cm" svg:x="28.096cm" svg:y="8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0" draw:id="id60" draw:layer="layout" svg:width="2.235cm" svg:height="1.168cm" svg:x="28.096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5.023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0B1761D933AAB71A.png" xlink:type="simple" xlink:show="embed" xlink:actuate="onLoad" loext:mime-type="image/png"/>
        </draw:frame>
        <draw:frame draw:style-name="gr164" draw:text-style-name="P13" draw:layer="layout" svg:width="1.405cm" svg:height="0.665cm" svg:x="28.573cm" svg:y="8.2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0B1761D933AAB71A.png" xlink:type="simple" xlink:show="embed" xlink:actuate="onLoad" loext:mime-type="image/png"/>
        </draw:frame>
        <draw:ellipse draw:style-name="gr17" draw:text-style-name="P56" xml:id="id61" draw:id="id61" draw:layer="layout" svg:width="2.002cm" svg:height="1.285cm" draw:transform="skewX (-0.00785398163397448) rotate (-3.14159265358979) translate (13.405cm 7.573cm)" draw:kind="cut" draw:start-angle="88.96" draw:end-angle="271.12">
          <text:p/>
        </draw:ellipse>
        <draw:connector draw:style-name="gr18" draw:text-style-name="P3" draw:layer="layout" draw:type="curve" svg:x1="13.4cm" svg:y1="6.931cm" svg:x2="14.727cm" svg:y2="8.009cm" draw:start-shape="id61" draw:start-glue-point="3" draw:end-shape="id62" draw:end-glue-point="0" svg:d="M13400 6931c885 0 1327 359 1327 1078" svg:viewBox="0 0 1328 1079">
          <text:p/>
        </draw:connector>
        <draw:connector draw:style-name="gr18" draw:text-style-name="P3" draw:layer="layout" draw:type="curve" draw:line-skew="0.333cm 0.087cm" svg:x1="11.982cm" svg:y1="4.474cm" svg:x2="13.61cm" svg:y2="5.393cm" draw:start-shape="id63" draw:start-glue-point="3" draw:end-shape="id64" draw:end-glue-point="3" svg:d="M11982 4474c0-336 506-281 682 33s22 886 946 886" svg:viewBox="0 0 1629 1148">
          <text:p/>
        </draw:connector>
        <draw:ellipse draw:style-name="gr17" draw:text-style-name="P11" xml:id="id63" draw:id="id63" draw:layer="layout" svg:width="2.002cm" svg:height="1.285cm" draw:transform="skewX (-0.00785398163397456) rotate (-2.0943951023932) translate (12.54cm 4.791cm)" draw:kind="cut" draw:start-angle="88.96" draw:end-angle="271.12">
          <text:p/>
        </draw:ellipse>
        <draw:custom-shape draw:style-name="gr159" draw:text-style-name="P32" xml:id="id62" draw:id="id62" draw:layer="layout" svg:width="2.235cm" svg:height="1.118cm" svg:x="13.61cm" svg:y="8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4" draw:id="id64" draw:layer="layout" svg:width="2.235cm" svg:height="1.168cm" svg:x="13.61cm" svg:y="4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7" draw:text-style-name="P11" xml:id="id65" draw:id="id65" draw:layer="layout" svg:width="2.002cm" svg:height="1.285cm" draw:transform="skewX (-0.00785398163397448) rotate (-3.14159265358979) translate (13.404cm 13.942cm)" draw:kind="cut" draw:start-angle="88.96" draw:end-angle="271.12">
          <text:p/>
        </draw:ellipse>
        <draw:connector draw:style-name="gr18" draw:text-style-name="P3" draw:layer="layout" draw:type="curve" svg:x1="13.399cm" svg:y1="13.3cm" svg:x2="14.726cm" svg:y2="14.378cm" draw:start-shape="id65" draw:start-glue-point="3" draw:end-shape="id66" draw:end-glue-point="0" svg:d="M13399 13300c885 0 1327 359 1327 1078" svg:viewBox="0 0 1328 1079">
          <text:p/>
        </draw:connector>
        <draw:connector draw:style-name="gr18" draw:text-style-name="P3" draw:layer="layout" draw:type="curve" draw:line-skew="0.333cm 0.087cm" svg:x1="11.981cm" svg:y1="10.843cm" svg:x2="13.609cm" svg:y2="11.762cm" draw:start-shape="id67" draw:start-glue-point="3" draw:end-shape="id68" draw:end-glue-point="3" svg:d="M11981 10843c0-336 506-281 682 33s22 886 946 886" svg:viewBox="0 0 1629 1148">
          <text:p/>
        </draw:connector>
        <draw:ellipse draw:style-name="gr17" draw:text-style-name="P11" xml:id="id67" draw:id="id67" draw:layer="layout" svg:width="2.002cm" svg:height="1.285cm" draw:transform="skewX (-0.00785398163397456) rotate (-2.0943951023932) translate (12.539cm 11.16cm)" draw:kind="cut" draw:start-angle="88.96" draw:end-angle="271.12">
          <text:p/>
        </draw:ellipse>
        <draw:custom-shape draw:style-name="gr159" draw:text-style-name="P32" xml:id="id66" draw:id="id66" draw:layer="layout" svg:width="2.235cm" svg:height="1.118cm" svg:x="13.609cm" svg:y="14.3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68" draw:id="id68" draw:layer="layout" svg:width="2.235cm" svg:height="1.168cm" svg:x="13.609cm" svg:y="11.1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40" draw:layer="layout" svg:width="0.508cm" svg:height="1.524cm" svg:x="7.257cm" svg:y="14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9" draw:text-style-name="P13" draw:layer="layout" svg:width="2.732cm" svg:height="0.903cm" svg:x="7.924cm" svg:y="16.735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frame draw:style-name="gr170" draw:text-style-name="P57" draw:layer="layout" svg:width="0.875cm" svg:height="0.962cm" svg:x="11.234cm" svg:y="4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6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11.235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1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4cm" svg:y="10.811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cm" svg:y="12.795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4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6.443cm">
          <draw:text-box>
            <text:p><text:span text:style-name="T9">+</text:span></text:p>
          </draw:text-box>
        </draw:frame>
        <draw:frame draw:style-name="gr171" draw:text-style-name="P8" draw:layer="layout" svg:width="0.83cm" svg:height="0.797cm" svg:x="14.273cm" svg:y="4.971cm">
          <draw:image xlink:href="Pictures/100002010000007C00000077E37F2804AC1E08EA.png" xlink:type="simple" xlink:show="embed" xlink:actuate="onLoad" loext:mime-type="image/png">
            <text:p/>
          </draw:image>
        </draw:frame>
        <draw:frame draw:style-name="gr171" draw:text-style-name="P8" draw:layer="layout" svg:width="0.799cm" svg:height="0.727cm" svg:x="14.379cm" svg:y="11.421cm">
          <draw:image xlink:href="Pictures/100002010000007000000066B8E0AB4E0F56AF44.png" xlink:type="simple" xlink:show="embed" xlink:actuate="onLoad" loext:mime-type="image/png">
            <text:p/>
          </draw:image>
        </draw:frame>
        <draw:frame draw:style-name="gr171" draw:text-style-name="P8" draw:layer="layout" svg:width="0.799cm" svg:height="0.727cm" svg:x="14.38cm" svg:y="14.583cm">
          <draw:image xlink:href="Pictures/100002010000007000000066B8E0AB4E0F56AF44.png" xlink:type="simple" xlink:show="embed" xlink:actuate="onLoad" loext:mime-type="image/png">
            <text:p/>
          </draw:image>
        </draw:frame>
        <draw:frame draw:style-name="gr171" draw:text-style-name="P8" draw:layer="layout" svg:width="0.83cm" svg:height="0.797cm" svg:x="14.342cm" svg:y="8.133cm">
          <draw:image xlink:href="Pictures/100002010000007C00000077E37F2804AC1E08EA.png" xlink:type="simple" xlink:show="embed" xlink:actuate="onLoad" loext:mime-type="image/png">
            <text:p/>
          </draw:image>
        </draw:frame>
      </draw:page>
      <draw:page draw:name="page19" draw:style-name="dp1" draw:master-page-name="Default">
        <draw:line draw:style-name="gr67" draw:text-style-name="P5" draw:layer="layout" svg:x1="11.202cm" svg:y1="14.268cm" svg:x2="12.689cm" svg:y2="14.268cm">
          <text:p/>
        </draw:line>
        <draw:line draw:style-name="gr66" draw:text-style-name="P5" draw:layer="layout" svg:x1="14.218cm" svg:y1="14.268cm" svg:x2="15.705cm" svg:y2="14.268cm">
          <text:p/>
        </draw:line>
        <draw:custom-shape draw:style-name="gr149" draw:text-style-name="P41" draw:layer="layout" svg:width="14.478cm" svg:height="6.35cm" svg:x="16.28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9.991cm" svg:y1="9.93cm" svg:x2="27.054cm" svg:y2="9.93cm">
          <text:p/>
        </draw:line>
        <draw:line draw:style-name="gr67" draw:text-style-name="P5" draw:layer="layout" svg:x1="23.841cm" svg:y1="12.062cm" svg:x2="25.882cm" svg:y2="8.528cm">
          <text:p/>
        </draw:line>
        <draw:line draw:style-name="gr66" draw:text-style-name="P5" draw:layer="layout" svg:x1="18.826cm" svg:y1="12.02cm" svg:x2="20.056cm" svg:y2="9.889cm">
          <text:p/>
        </draw:line>
        <draw:line draw:style-name="gr71" draw:text-style-name="P4" draw:layer="layout" svg:x1="16.646cm" svg:y1="12.022cm" svg:x2="18.576cm" svg:y2="12.023cm">
          <text:p/>
        </draw:line>
        <draw:line draw:style-name="gr69" draw:text-style-name="P5" draw:layer="layout" svg:x1="25.069cm" svg:y1="9.937cm" svg:x2="26.888cm" svg:y2="9.937cm">
          <text:p/>
        </draw:line>
        <draw:line draw:style-name="gr68" draw:text-style-name="P5" draw:layer="layout" svg:x1="25.079cm" svg:y1="9.933cm" svg:x2="26.041cm" svg:y2="8.268cm">
          <text:p/>
        </draw:line>
        <draw:custom-shape draw:style-name="gr109" draw:text-style-name="P46" draw:layer="layout" svg:width="2.083cm" svg:height="0.203cm" draw:transform="rotate (-1.0471975511966) translate (24.63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17.886cm" svg:y1="12.023cm" svg:x2="23.904cm" svg:y2="12.023cm">
          <text:p/>
        </draw:line>
        <draw:custom-shape draw:style-name="gr106" draw:text-style-name="P32" draw:layer="layout" svg:width="1.372cm" svg:height="1.372cm" svg:x="20.932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0" draw:layer="layout" svg:width="2.083cm" svg:height="0.203cm" draw:transform="rotate (-1.0471975511966) translate (18.377cm 11.028cm)">
          <text:p/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14.478cm" svg:height="6.35cm" svg:x="1.805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5.516cm" svg:y1="9.93cm" svg:x2="7.509cm" svg:y2="9.93cm">
          <text:p/>
        </draw:line>
        <draw:line draw:style-name="gr67" draw:text-style-name="P5" draw:layer="layout" svg:x1="9.366cm" svg:y1="12.062cm" svg:x2="11.601cm" svg:y2="8.193cm">
          <text:p/>
        </draw:line>
        <draw:line draw:style-name="gr66" draw:text-style-name="P5" draw:layer="layout" svg:x1="4.351cm" svg:y1="12.02cm" svg:x2="5.581cm" svg:y2="9.889cm">
          <text:p/>
        </draw:line>
        <draw:line draw:style-name="gr71" draw:text-style-name="P4" draw:layer="layout" svg:x1="2.171cm" svg:y1="12.022cm" svg:x2="4.101cm" svg:y2="12.023cm">
          <text:p/>
        </draw:line>
        <draw:line draw:style-name="gr125" draw:text-style-name="P5" draw:layer="layout" svg:x1="10.594cm" svg:y1="9.93cm" svg:x2="12.413cm" svg:y2="9.93cm">
          <text:p/>
        </draw:line>
        <draw:custom-shape draw:style-name="gr109" draw:text-style-name="P46" draw:layer="layout" svg:width="2.083cm" svg:height="0.203cm" draw:transform="rotate (-1.0471975511966) translate (10.155cm 8.987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3.411cm" svg:y1="12.023cm" svg:x2="9.429cm" svg:y2="12.023cm">
          <text:p/>
        </draw:line>
        <draw:custom-shape draw:style-name="gr108" draw:text-style-name="P40" draw:layer="layout" svg:width="2.083cm" svg:height="0.203cm" draw:transform="rotate (-1.0471975511966) translate (3.902cm 11.028cm)">
          <text:p/>
          <draw:enhanced-geometry svg:viewBox="0 0 21600 21600" draw:type="rectangle" draw:enhanced-path="M 0 0 L 21600 0 21600 21600 0 21600 0 0 Z N"/>
        </draw:custom-shape>
        <draw:custom-shape draw:style-name="gr151" draw:text-style-name="P40" draw:layer="layout" svg:width="0.508cm" svg:height="1.524cm" svg:x="7.257cm" svg:y="9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2" draw:text-style-name="P13" draw:layer="layout" svg:width="3.24cm" svg:height="1.041cm" svg:x="1.908cm" svg:y="6.928cm">
          <draw:image xlink:href="Pictures/10004F0400000B440000082ABCFAF9FC259A9FAF.svg" xlink:type="simple" xlink:show="embed" xlink:actuate="onLoad" loext:mime-type="image/svg+xml">
            <text:p/>
          </draw:image>
          <draw:image xlink:href="Pictures/100002010000008800000063A479CA523AAE75E8.png" xlink:type="simple" xlink:show="embed" xlink:actuate="onLoad" loext:mime-type="image/png"/>
        </draw:frame>
        <draw:line draw:style-name="gr66" draw:text-style-name="P5" draw:layer="layout" svg:x1="6.517cm" svg:y1="14.268cm" svg:x2="7.676cm" svg:y2="14.268cm">
          <text:p/>
        </draw:line>
        <draw:line draw:style-name="gr67" draw:text-style-name="P5" draw:layer="layout" svg:x1="2.077cm" svg:y1="14.268cm" svg:x2="3.236cm" svg:y2="14.268cm">
          <text:p/>
        </draw:line>
        <draw:frame draw:style-name="gr153" draw:text-style-name="P13" draw:layer="layout" svg:width="2.624cm" svg:height="0.903cm" svg:x="3.42cm" svg:y="13.734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custom-shape draw:style-name="gr154" draw:text-style-name="P32" draw:layer="layout" svg:width="0.541cm" svg:height="0.541cm" svg:x="11.675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13" draw:layer="layout" svg:width="1.027cm" svg:height="1.087cm" svg:x="12.833cm" svg:y="13.658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frame draw:style-name="gr148" draw:text-style-name="P13" draw:layer="layout" svg:width="1.075cm" svg:height="1.027cm" svg:x="15.905cm" svg:y="13.822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custom-shape draw:style-name="gr155" draw:text-style-name="P32" draw:layer="layout" svg:width="0.541cm" svg:height="0.541cm" svg:x="14.691cm" svg:y="1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372cm" svg:height="1.372cm" svg:x="21.432cm" svg:y="9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7" draw:text-style-name="P13" draw:layer="layout" svg:width="0.53cm" svg:height="1.087cm" svg:x="21.817cm" svg:y="9.436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frame draw:style-name="gr157" draw:text-style-name="P13" draw:layer="layout" svg:width="0.53cm" svg:height="1.087cm" svg:x="21.317cm" svg:y="11.537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ellipse draw:style-name="gr17" draw:text-style-name="P11" xml:id="id69" draw:id="id69" draw:layer="layout" svg:width="2.002cm" svg:height="1.285cm" draw:transform="skewX (-0.00785398163397448) rotate (-3.14159265358979) translate (27.891cm 10.574cm)" draw:kind="cut" draw:start-angle="88.96" draw:end-angle="271.12">
          <text:p/>
        </draw:ellipse>
        <draw:connector draw:style-name="gr18" draw:text-style-name="P3" draw:layer="layout" draw:type="curve" svg:x1="27.886cm" svg:y1="9.932cm" svg:x2="29.213cm" svg:y2="11.01cm" draw:start-shape="id69" draw:start-glue-point="3" draw:end-shape="id70" draw:end-glue-point="0" svg:d="M27886 9932c885 0 1327 359 1327 1078" svg:viewBox="0 0 1328 1079">
          <text:p/>
        </draw:connector>
        <draw:connector draw:style-name="gr18" draw:text-style-name="P3" draw:layer="layout" draw:type="curve" draw:line-skew="0.333cm 0.087cm" svg:x1="26.468cm" svg:y1="7.475cm" svg:x2="28.096cm" svg:y2="8.394cm" draw:start-shape="id71" draw:start-glue-point="3" draw:end-shape="id72" draw:end-glue-point="3" svg:d="M26468 7475c0-336 506-281 682 33s22 886 946 886" svg:viewBox="0 0 1629 1148">
          <text:p/>
        </draw:connector>
        <draw:ellipse draw:style-name="gr17" draw:text-style-name="P11" xml:id="id71" draw:id="id71" draw:layer="layout" svg:width="2.002cm" svg:height="1.285cm" draw:transform="skewX (-0.00785398163397456) rotate (-2.0943951023932) translate (27.026cm 7.792cm)" draw:kind="cut" draw:start-angle="88.96" draw:end-angle="271.12">
          <text:p/>
        </draw:ellipse>
        <draw:custom-shape draw:style-name="gr159" draw:text-style-name="P32" xml:id="id70" draw:id="id70" draw:layer="layout" svg:width="2.235cm" svg:height="1.118cm" svg:x="28.096cm" svg:y="11.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2" draw:id="id72" draw:layer="layout" svg:width="2.235cm" svg:height="1.168cm" svg:x="28.096cm" svg:y="7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3" draw:text-style-name="P13" draw:layer="layout" svg:width="1.476cm" svg:height="0.785cm" svg:x="28.525cm" svg:y="8.023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0B1761D933AAB71A.png" xlink:type="simple" xlink:show="embed" xlink:actuate="onLoad" loext:mime-type="image/png"/>
        </draw:frame>
        <draw:frame draw:style-name="gr164" draw:text-style-name="P13" draw:layer="layout" svg:width="1.405cm" svg:height="0.665cm" svg:x="28.573cm" svg:y="11.27cm">
          <draw:image xlink:href="Pictures/100044A6000013A30000099D6E8963A6514AE4DF.svg" xlink:type="simple" xlink:show="embed" xlink:actuate="onLoad" loext:mime-type="image/svg+xml">
            <text:p/>
          </draw:image>
          <draw:image xlink:href="Pictures/10000201000000ED000000740B1761D933AAB71A.png" xlink:type="simple" xlink:show="embed" xlink:actuate="onLoad" loext:mime-type="image/png"/>
        </draw:frame>
        <draw:ellipse draw:style-name="gr17" draw:text-style-name="P56" xml:id="id73" draw:id="id73" draw:layer="layout" svg:width="2.002cm" svg:height="1.285cm" draw:transform="skewX (-0.00785398163397448) rotate (-3.14159265358979) translate (13.405cm 10.573cm)" draw:kind="cut" draw:start-angle="88.96" draw:end-angle="271.12">
          <text:p/>
        </draw:ellipse>
        <draw:connector draw:style-name="gr18" draw:text-style-name="P3" draw:layer="layout" draw:type="curve" svg:x1="13.4cm" svg:y1="9.931cm" svg:x2="14.727cm" svg:y2="11.009cm" draw:start-shape="id73" draw:start-glue-point="3" draw:end-shape="id74" draw:end-glue-point="0" svg:d="M13400 9931c885 0 1327 359 1327 1078" svg:viewBox="0 0 1328 1079">
          <text:p/>
        </draw:connector>
        <draw:connector draw:style-name="gr18" draw:text-style-name="P3" draw:layer="layout" draw:type="curve" draw:line-skew="0.333cm 0.087cm" svg:x1="11.982cm" svg:y1="7.474cm" svg:x2="13.61cm" svg:y2="8.393cm" draw:start-shape="id75" draw:start-glue-point="3" draw:end-shape="id76" draw:end-glue-point="3" svg:d="M11982 7474c0-336 506-281 682 33s22 886 946 886" svg:viewBox="0 0 1629 1148">
          <text:p/>
        </draw:connector>
        <draw:ellipse draw:style-name="gr17" draw:text-style-name="P11" xml:id="id75" draw:id="id75" draw:layer="layout" svg:width="2.002cm" svg:height="1.285cm" draw:transform="skewX (-0.00785398163397456) rotate (-2.0943951023932) translate (12.54cm 7.791cm)" draw:kind="cut" draw:start-angle="88.96" draw:end-angle="271.12">
          <text:p/>
        </draw:ellipse>
        <draw:custom-shape draw:style-name="gr159" draw:text-style-name="P32" xml:id="id74" draw:id="id74" draw:layer="layout" svg:width="2.235cm" svg:height="1.118cm" svg:x="13.61cm" svg:y="11.0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32" xml:id="id76" draw:id="id76" draw:layer="layout" svg:width="2.235cm" svg:height="1.168cm" svg:x="13.61cm" svg:y="7.8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13" draw:layer="layout" svg:width="4.122cm" svg:height="1.19cm" svg:x="16.408cm" svg:y="6.742cm">
          <draw:image xlink:href="Pictures/10004F0400000B440000082ABCFAF9FC259A9FAF.svg" xlink:type="simple" xlink:show="embed" xlink:actuate="onLoad" loext:mime-type="image/svg+xml">
            <text:p/>
          </draw:image>
          <draw:image xlink:href="Pictures/100002010000008800000063A479CA523AAE75E8.png" xlink:type="simple" xlink:show="embed" xlink:actuate="onLoad" loext:mime-type="image/png"/>
        </draw:frame>
        <draw:frame draw:style-name="gr169" draw:text-style-name="P13" draw:layer="layout" svg:width="2.732cm" svg:height="0.903cm" svg:x="7.924cm" svg:y="13.735cm">
          <draw:image xlink:href="Pictures/10006D4C0000175C00000BC867F77FC176D8AF34.svg" xlink:type="simple" xlink:show="embed" xlink:actuate="onLoad" loext:mime-type="image/svg+xml">
            <text:p/>
          </draw:image>
          <draw:image xlink:href="Pictures/100002010000011B0000008E3DD5FC5BEE06784A.png" xlink:type="simple" xlink:show="embed" xlink:actuate="onLoad" loext:mime-type="image/png"/>
        </draw:frame>
        <draw:frame draw:style-name="gr170" draw:text-style-name="P57" draw:layer="layout" svg:width="0.875cm" svg:height="0.962cm" svg:x="11.234cm" svg:y="7.465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12.35cm" svg:y="9.449cm">
          <draw:text-box>
            <text:p><text:span text:style-name="T9">+</text:span></text:p>
          </draw:text-box>
        </draw:frame>
        <draw:frame draw:style-name="gr170" draw:text-style-name="P57" draw:layer="layout" svg:width="0.875cm" svg:height="0.962cm" svg:x="25.725cm" svg:y="7.459cm">
          <draw:text-box>
            <text:p><text:span text:style-name="T8">−</text:span></text:p>
          </draw:text-box>
        </draw:frame>
        <draw:frame draw:style-name="gr170" draw:text-style-name="P57" draw:layer="layout" svg:width="0.875cm" svg:height="0.962cm" svg:x="26.841cm" svg:y="9.443cm">
          <draw:text-box>
            <text:p><text:span text:style-name="T9">+</text:span></text:p>
          </draw:text-box>
        </draw:frame>
        <draw:frame draw:style-name="gr172" draw:text-style-name="P13" draw:layer="layout" svg:width="4.202cm" svg:height="2.089cm" svg:x="1.574cm" svg:y="15.526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1E64729E8A0B01A7.png" xlink:type="simple" xlink:show="embed" xlink:actuate="onLoad" loext:mime-type="image/png"/>
        </draw:frame>
      </draw:page>
      <draw:page draw:name="page20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77" draw:id="id7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7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78" draw:start-glue-point="3" svg:d="M24130 9008c952 0 568-724 769-724" svg:viewBox="0 0 770 725">
          <text:p/>
        </draw:connector>
        <draw:ellipse draw:style-name="gr17" draw:text-style-name="P11" xml:id="id78" draw:id="id7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Default">
        <draw:custom-shape draw:style-name="gr127" draw:text-style-name="P41" draw:layer="layout" svg:width="7.417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5.557cm" svg:height="10.82cm" svg:x="14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4.724cm" svg:height="10.82cm" svg:x="20.374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1" draw:text-style-name="P52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4.559cm" svg:y1="7.96cm" svg:x2="14.559cm" svg:y2="14.09cm">
          <text:p/>
        </draw:line>
        <draw:line draw:style-name="gr105" draw:text-style-name="P3" draw:layer="layout" svg:x1="20.223cm" svg:y1="7.96cm" svg:x2="20.223cm" svg:y2="12.554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79" draw:id="id79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79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8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041cm" svg:y1="9.294cm" svg:x2="16.0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342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6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8.9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5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83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5.785cm" svg:y="5.565cm">
          <draw:text-box>
            <text:p><text:span text:style-name="T5">Interaction</text:span></text:p>
          </draw:text-box>
        </draw:frame>
        <draw:ellipse draw:style-name="gr17" draw:text-style-name="P11" xml:id="id80" draw:id="id80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80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7" draw:layer="layout" svg:width="1.778cm" svg:height="1.067cm" svg:x="12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4.2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2.9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9.8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9.1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8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iberation Sans2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2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5-04-29T13:51:01.768085837</dc:date>
    <meta:editing-duration>P11DT4H4M52S</meta:editing-duration>
    <meta:editing-cycles>199</meta:editing-cycles>
    <meta:generator>LibreOffice/6.4.7.2$Linux_X86_64 LibreOffice_project/40$Build-2</meta:generator>
    <meta:document-statistic meta:object-count="1039"/>
  </office:meta>
</office:document-meta>
</file>